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4070" officeooo:paragraph-rsid="000440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ihe7875@csel-cls-17:~$ cd /home/j/jihe7875/Homework/2400/ShellLab/shlab-handoutjihe7875@csel-cls-17:~/Homework/2400/ShellLab/shlab-handout$ ls</text:p>
      <text:p text:style-name="P1">globals.h <text:s text:c="10"/>myint <text:s text:c="6"/>README <text:s text:c="6"/>trace07.txt <text:s/>trace15.txt</text:p>
      <text:p text:style-name="P1">helper-routines.cc <text:s/>myint.cc <text:s text:c="3"/>sdriver.pl <text:s text:c="2"/>trace08.txt <text:s/>trace16.txt</text:p>
      <text:p text:style-name="P1">helper-routines.h <text:s text:c="2"/>myspin <text:s text:c="5"/>trace01.txt <text:s/>trace09.txt <text:s/>tsh</text:p>
      <text:p text:style-name="P1">helper-routines.o <text:s text:c="2"/>myspin.cc <text:s text:c="2"/>trace02.txt <text:s/>trace10.txt <text:s/>tsh.cc</text:p>
      <text:p text:style-name="P1">jobs.cc <text:s text:c="12"/>mysplit <text:s text:c="4"/>trace03.txt <text:s/>trace11.txt <text:s/>tsh.o</text:p>
      <text:p text:style-name="P1">jobs.h <text:s text:c="13"/>mysplit.cc <text:s/>trace04.txt <text:s/>trace12.txt <text:s/>tshref</text:p>
      <text:p text:style-name="P1">jobs.o <text:s text:c="13"/>mystop <text:s text:c="5"/>trace05.txt <text:s/>trace13.txt <text:s/>tshref.out</text:p>
      <text:p text:style-name="P1">Makefile <text:s text:c="11"/>mystop.cc <text:s text:c="2"/>trace06.txt <text:s/>trace14.txt</text:p>
      <text:p text:style-name="P1">jihe7875@csel-cls-17:~/Homework/2400/ShellLab/shlab-handout$ make clean</text:p>
      <text:p text:style-name="P1">rm -f ./tsh ./myspin ./mysplit ./mystop ./myint *.o *~</text:p>
      <text:p text:style-name="P1">jihe7875@csel-cls-17:~/Homework/2400/ShellLab/shlab-handout$ make</text:p>
      <text:p text:style-name="P1">g++ -Wall -O -g <text:s text:c="2"/>-c -o tsh.o tsh.cc</text:p>
      <text:p text:style-name="P1">g++ -Wall -O -g <text:s text:c="2"/>-c -o jobs.o jobs.cc</text:p>
      <text:p text:style-name="P1">g++ -Wall -O -g <text:s text:c="2"/>-c -o helper-routines.o helper-routines.cc</text:p>
      <text:p text:style-name="P1">g++ -o tsh tsh.o jobs.o helper-routines.o</text:p>
      <text:p text:style-name="P1">g++ -Wall -O -g <text:s text:c="3"/>myspin.cc <text:s text:c="2"/>-o myspin</text:p>
      <text:p text:style-name="P1">g++ -Wall -O -g <text:s text:c="3"/>mysplit.cc <text:s text:c="2"/>-o mysplit</text:p>
      <text:p text:style-name="P1">g++ -Wall -O -g <text:s text:c="3"/>mystop.cc <text:s text:c="2"/>-o mystop</text:p>
      <text:p text:style-name="P1">g++ -Wall -O -g <text:s text:c="3"/>myint.cc <text:s text:c="2"/>-o myint</text:p>
      <text:p text:style-name="P1">jihe7875@csel-cls-17:~/Homework/2400/ShellLab/shlab-handout$ make rtest01</text:p>
      <text:p text:style-name="P1">./sdriver.pl -t trace01.txt -s ./tshref -a "-p"</text:p>
      <text:p text:style-name="P1">#</text:p>
      <text:p text:style-name="P1"># trace01.txt - Properly terminate on EOF.</text:p>
      <text:p text:style-name="P1">#</text:p>
      <text:p text:style-name="P1">jihe7875@csel-cls-17:~/Homework/2400/ShellLab/shlab-handout$ make rtest02</text:p>
      <text:p text:style-name="P1">./sdriver.pl -t trace02.txt -s ./tshref -a "-p"</text:p>
      <text:p text:style-name="P1">#</text:p>
      <text:p text:style-name="P1"># trace02.txt - Process builtin quit command.</text:p>
      <text:p text:style-name="P1">#</text:p>
      <text:p text:style-name="P1">jihe7875@csel-cls-17:~/Homework/2400/ShellLab/shlab-handout$ make rtest03</text:p>
      <text:p text:style-name="P1">./sdriver.pl -t trace03.txt -s ./tshref -a "-p"</text:p>
      <text:p text:style-name="P1">#</text:p>
      <text:p text:style-name="P1"># trace03.txt - Run a foreground job.</text:p>
      <text:p text:style-name="P1">#</text:p>
      <text:p text:style-name="P1">tsh&gt; quit</text:p>
      <text:p text:style-name="P1">jihe7875@csel-cls-17:~/Homework/2400/ShellLab/shlab-handout$ make rtest04</text:p>
      <text:p text:style-name="P1">./sdriver.pl -t trace04.txt -s ./tshref -a "-p"</text:p>
      <text:p text:style-name="P1">#</text:p>
      <text:p text:style-name="P1"># trace04.txt - Run a background job.</text:p>
      <text:p text:style-name="P1">#</text:p>
      <text:p text:style-name="P1">tsh&gt; ./myspin 1 &amp;</text:p>
      <text:p text:style-name="P1">[1] (8244) ./myspin 1 &amp;</text:p>
      <text:p text:style-name="P1">jihe7875@csel-cls-17:~/Homework/2400/ShellLab/shlab-handout$ make rtest05</text:p>
      <text:p text:style-name="P1">./sdriver.pl -t trace05.txt -s ./tshref -a "-p"</text:p>
      <text:p text:style-name="P1">#</text:p>
      <text:p text:style-name="P1"># trace05.txt - Process jobs builtin command.</text:p>
      <text:p text:style-name="P1">#</text:p>
      <text:p text:style-name="P1"><text:soft-page-break/>tsh&gt; ./myspin 2 &amp;</text:p>
      <text:p text:style-name="P1">[1] (8250) ./myspin 2 &amp;</text:p>
      <text:p text:style-name="P1">tsh&gt; ./myspin 3 &amp;</text:p>
      <text:p text:style-name="P1">[2] (8252) ./myspin 3 &amp;</text:p>
      <text:p text:style-name="P1">tsh&gt; jobs</text:p>
      <text:p text:style-name="P1">[1] (8250) Running ./myspin 2 &amp;</text:p>
      <text:p text:style-name="P1">[2] (8252) Running ./myspin 3 &amp;</text:p>
      <text:p text:style-name="P1">jihe7875@csel-cls-17:~/Homework/2400/ShellLab/shlab-handout$ make rtest06</text:p>
      <text:p text:style-name="P1">./sdriver.pl -t trace06.txt -s ./tshref -a "-p"</text:p>
      <text:p text:style-name="P1">#</text:p>
      <text:p text:style-name="P1"># trace06.txt - Forward SIGINT to foreground job.</text:p>
      <text:p text:style-name="P1">#</text:p>
      <text:p text:style-name="P1">tsh&gt; ./myspin 4</text:p>
      <text:p text:style-name="P1">Job [1] (8259) terminated by signal 2</text:p>
      <text:p text:style-name="P1">jihe7875@csel-cls-17:~/Homework/2400/ShellLab/shlab-handout$ make rtest07</text:p>
      <text:p text:style-name="P1">./sdriver.pl -t trace07.txt -s ./tshref -a "-p"</text:p>
      <text:p text:style-name="P1">#</text:p>
      <text:p text:style-name="P1"># trace07.txt - Forward SIGINT only to foreground job.</text:p>
      <text:p text:style-name="P1">#</text:p>
      <text:p text:style-name="P1">tsh&gt; ./myspin 4 &amp;</text:p>
      <text:p text:style-name="P1">[1] (8265) ./myspin 4 &amp;</text:p>
      <text:p text:style-name="P1">tsh&gt; ./myspin 5</text:p>
      <text:p text:style-name="P1">Job [2] (8267) terminated by signal 2</text:p>
      <text:p text:style-name="P1">tsh&gt; jobs</text:p>
      <text:p text:style-name="P1">[1] (8265) Running ./myspin 4 &amp;</text:p>
      <text:p text:style-name="P1">jihe7875@csel-cls-17:~/Homework/2400/ShellLab/shlab-handout$ make rtest08</text:p>
      <text:p text:style-name="P1">./sdriver.pl -t trace08.txt -s ./tshref -a "-p"</text:p>
      <text:p text:style-name="P1">#</text:p>
      <text:p text:style-name="P1"># trace08.txt - Forward SIGTSTP only to foreground job.</text:p>
      <text:p text:style-name="P1">#</text:p>
      <text:p text:style-name="P1">tsh&gt; ./myspin 4 &amp;</text:p>
      <text:p text:style-name="P1">[1] (8274) ./myspin 4 &amp;</text:p>
      <text:p text:style-name="P1">tsh&gt; ./myspin 5</text:p>
      <text:p text:style-name="P1">Job [2] (8276) stopped by signal 20</text:p>
      <text:p text:style-name="P1">tsh&gt; jobs</text:p>
      <text:p text:style-name="P1">[1] (8274) Running ./myspin 4 &amp;</text:p>
      <text:p text:style-name="P1">[2] (8276) Stopped ./myspin 5 </text:p>
      <text:p text:style-name="P1">jihe7875@csel-cls-17:~/Homework/2400/ShellLab/shlab-handout$ make rtest09</text:p>
      <text:p text:style-name="P1">./sdriver.pl -t trace09.txt -s ./tshref -a "-p"</text:p>
      <text:p text:style-name="P1">#</text:p>
      <text:p text:style-name="P1"># trace09.txt - Process bg builtin command</text:p>
      <text:p text:style-name="P1">#</text:p>
      <text:p text:style-name="P1">tsh&gt; ./myspin 4 &amp;</text:p>
      <text:p text:style-name="P1">[1] (8283) ./myspin 4 &amp;</text:p>
      <text:p text:style-name="P1">tsh&gt; ./myspin 5</text:p>
      <text:p text:style-name="P1">Job [2] (8285) stopped by signal 20</text:p>
      <text:p text:style-name="P1">tsh&gt; jobs</text:p>
      <text:p text:style-name="P1">[1] (8283) Running ./myspin 4 &amp;</text:p>
      <text:p text:style-name="P1">[2] (8285) Stopped ./myspin 5 </text:p>
      <text:p text:style-name="P1"><text:soft-page-break/>tsh&gt; bg %2</text:p>
      <text:p text:style-name="P1">[2] (8285) ./myspin 5 </text:p>
      <text:p text:style-name="P1">tsh&gt; jobs</text:p>
      <text:p text:style-name="P1">[1] (8283) Running ./myspin 4 &amp;</text:p>
      <text:p text:style-name="P1">[2] (8285) Running ./myspin 5 </text:p>
      <text:p text:style-name="P1">jihe7875@csel-cls-17:~/Homework/2400/ShellLab/shlab-handout$ make rtest10</text:p>
      <text:p text:style-name="P1">./sdriver.pl -t trace10.txt -s ./tshref -a "-p"</text:p>
      <text:p text:style-name="P1">#</text:p>
      <text:p text:style-name="P1"># trace10.txt - Process fg builtin command. </text:p>
      <text:p text:style-name="P1">#</text:p>
      <text:p text:style-name="P1">tsh&gt; ./myspin 4 &amp;</text:p>
      <text:p text:style-name="P1">[1] (8295) ./myspin 4 &amp;</text:p>
      <text:p text:style-name="P1">tsh&gt; fg %1</text:p>
      <text:p text:style-name="P1">Job [1] (8295) stopped by signal 20</text:p>
      <text:p text:style-name="P1">tsh&gt; jobs</text:p>
      <text:p text:style-name="P1">[1] (8295) Stopped ./myspin 4 &amp;</text:p>
      <text:p text:style-name="P1">tsh&gt; fg %1</text:p>
      <text:p text:style-name="P1">tsh&gt; jobs</text:p>
      <text:p text:style-name="P1">jihe7875@csel-cls-17:~/Homework/2400/ShellLab/shlab-handout$ make rtest11</text:p>
      <text:p text:style-name="P1">./sdriver.pl -t trace11.txt -s ./tshref -a "-p"</text:p>
      <text:p text:style-name="P1">#</text:p>
      <text:p text:style-name="P1"># trace11.txt - Forward SIGINT to every process in foreground process group</text:p>
      <text:p text:style-name="P1">#</text:p>
      <text:p text:style-name="P1">tsh&gt; ./mysplit 4</text:p>
      <text:p text:style-name="P1">Job [1] (8305) terminated by signal 2</text:p>
      <text:p text:style-name="P1">tsh&gt; /bin/ps a</text:p>
      <text:p text:style-name="P1"><text:s text:c="2"/>PID TTY <text:s text:c="5"/>STAT <text:s text:c="2"/>TIME COMMAND</text:p>
      <text:p text:style-name="P1"><text:s/>1015 tty4 <text:s text:c="4"/>Ss+ <text:s text:c="3"/>0:00 /sbin/getty -8 38400 tty4</text:p>
      <text:p text:style-name="P1"><text:s/>1018 tty5 <text:s text:c="4"/>Ss+ <text:s text:c="3"/>0:00 /sbin/getty -8 38400 tty5</text:p>
      <text:p text:style-name="P1"><text:s/>1027 tty2 <text:s text:c="4"/>Ss+ <text:s text:c="3"/>0:00 /sbin/getty -8 38400 tty2</text:p>
      <text:p text:style-name="P1"><text:s/>1028 tty3 <text:s text:c="4"/>Ss+ <text:s text:c="3"/>0:00 /sbin/getty -8 38400 tty3</text:p>
      <text:p text:style-name="P1"><text:s/>1031 tty6 <text:s text:c="4"/>Ss+ <text:s text:c="3"/>0:00 /sbin/getty -8 38400 tty6</text:p>
      <text:p text:style-name="P1"><text:s/>1263 tty7 <text:s text:c="4"/>Ssl+ <text:s text:c="2"/>5:16 /usr/bin/X -core :0 -seat seat0 -auth /var/run/lightdm/root/:0 -nolisten tcp vt7 -novtswitch</text:p>
      <text:p text:style-name="P1"><text:s/>1621 tty1 <text:s text:c="4"/>Ss+ <text:s text:c="3"/>0:00 /sbin/getty -8 38400 tty1</text:p>
      <text:p text:style-name="P1"><text:s/>7535 pts/0 <text:s text:c="3"/>Ss+ <text:s text:c="3"/>0:00 /bin/bash</text:p>
      <text:p text:style-name="P1"><text:s/>8127 pts/3 <text:s text:c="3"/>Ss <text:s text:c="4"/>0:00 bash</text:p>
      <text:p text:style-name="P1"><text:s/>8300 pts/3 <text:s text:c="3"/>S+ <text:s text:c="4"/>0:00 make rtest11</text:p>
      <text:p text:style-name="P1"><text:s/>8301 pts/3 <text:s text:c="3"/>S+ <text:s text:c="4"/>0:00 /bin/sh -c ./sdriver.pl -t trace11.txt -s ./tshref -a "-p"</text:p>
      <text:p text:style-name="P1"><text:s/>8302 pts/3 <text:s text:c="3"/>S+ <text:s text:c="4"/>0:00 /usr/bin/perl ./sdriver.pl -t trace11.txt -s ./tshref -a -p</text:p>
      <text:p text:style-name="P1"><text:s/>8303 pts/3 <text:s text:c="3"/>S+ <text:s text:c="4"/>0:00 ./tshref -p</text:p>
      <text:p text:style-name="P1"><text:s/>8308 pts/3 <text:s text:c="3"/>R <text:s text:c="5"/>0:00 /bin/ps a</text:p>
      <text:p text:style-name="P1">jihe7875@csel-cls-17:~/Homework/2400/ShellLab/shlab-handout$ make rtest12</text:p>
      <text:p text:style-name="P1">./sdriver.pl -t trace12.txt -s ./tshref -a "-p"</text:p>
      <text:p text:style-name="P1">#</text:p>
      <text:p text:style-name="P1"># trace12.txt - Forward SIGTSTP to every process in foreground process group</text:p>
      <text:p text:style-name="P1">#</text:p>
      <text:p text:style-name="P1">tsh&gt; ./mysplit 4</text:p>
      <text:p text:style-name="P1">Job [1] (8314) stopped by signal 20</text:p>
      <text:p text:style-name="P1"><text:soft-page-break/>tsh&gt; jobs</text:p>
      <text:p text:style-name="P1">[1] (8314) Stopped ./mysplit 4 </text:p>
      <text:p text:style-name="P1">tsh&gt; /bin/ps a</text:p>
      <text:p text:style-name="P1"><text:s text:c="2"/>PID TTY <text:s text:c="5"/>STAT <text:s text:c="2"/>TIME COMMAND</text:p>
      <text:p text:style-name="P1"><text:s/>1015 tty4 <text:s text:c="4"/>Ss+ <text:s text:c="3"/>0:00 /sbin/getty -8 38400 tty4</text:p>
      <text:p text:style-name="P1"><text:s/>1018 tty5 <text:s text:c="4"/>Ss+ <text:s text:c="3"/>0:00 /sbin/getty -8 38400 tty5</text:p>
      <text:p text:style-name="P1"><text:s/>1027 tty2 <text:s text:c="4"/>Ss+ <text:s text:c="3"/>0:00 /sbin/getty -8 38400 tty2</text:p>
      <text:p text:style-name="P1"><text:s/>1028 tty3 <text:s text:c="4"/>Ss+ <text:s text:c="3"/>0:00 /sbin/getty -8 38400 tty3</text:p>
      <text:p text:style-name="P1"><text:s/>1031 tty6 <text:s text:c="4"/>Ss+ <text:s text:c="3"/>0:00 /sbin/getty -8 38400 tty6</text:p>
      <text:p text:style-name="P1"><text:s/>1263 tty7 <text:s text:c="4"/>Rsl+ <text:s text:c="2"/>5:16 /usr/bin/X -core :0 -seat seat0 -auth /var/run/lightdm/root/:0 -nolisten tcp vt7 -novtswitch</text:p>
      <text:p text:style-name="P1"><text:s/>1621 tty1 <text:s text:c="4"/>Ss+ <text:s text:c="3"/>0:00 /sbin/getty -8 38400 tty1</text:p>
      <text:p text:style-name="P1"><text:s/>7535 pts/0 <text:s text:c="3"/>Ss+ <text:s text:c="3"/>0:00 /bin/bash</text:p>
      <text:p text:style-name="P1"><text:s/>8127 pts/3 <text:s text:c="3"/>Ss <text:s text:c="4"/>0:00 bash</text:p>
      <text:p text:style-name="P1"><text:s/>8309 pts/3 <text:s text:c="3"/>S+ <text:s text:c="4"/>0:00 make rtest12</text:p>
      <text:p text:style-name="P1"><text:s/>8310 pts/3 <text:s text:c="3"/>S+ <text:s text:c="4"/>0:00 /bin/sh -c ./sdriver.pl -t trace12.txt -s ./tshref -a "-p"</text:p>
      <text:p text:style-name="P1"><text:s/>8311 pts/3 <text:s text:c="3"/>S+ <text:s text:c="4"/>0:00 /usr/bin/perl ./sdriver.pl -t trace12.txt -s ./tshref -a -p</text:p>
      <text:p text:style-name="P1"><text:s/>8312 pts/3 <text:s text:c="3"/>S+ <text:s text:c="4"/>0:00 ./tshref -p</text:p>
      <text:p text:style-name="P1"><text:s/>8314 pts/3 <text:s text:c="3"/>T <text:s text:c="5"/>0:00 ./mysplit 4</text:p>
      <text:p text:style-name="P1"><text:s/>8315 pts/3 <text:s text:c="3"/>T <text:s text:c="5"/>0:00 ./mysplit 4</text:p>
      <text:p text:style-name="P1"><text:s/>8318 pts/3 <text:s text:c="3"/>R <text:s text:c="5"/>0:00 /bin/ps a</text:p>
      <text:p text:style-name="P1">jihe7875@csel-cls-17:~/Homework/2400/ShellLab/shlab-handout$ make rtest13</text:p>
      <text:p text:style-name="P1">./sdriver.pl -t trace13.txt -s ./tshref -a "-p"</text:p>
      <text:p text:style-name="P1">#</text:p>
      <text:p text:style-name="P1"># trace13.txt - Restart every stopped process in process group</text:p>
      <text:p text:style-name="P1">#</text:p>
      <text:p text:style-name="P1">tsh&gt; ./mysplit 4</text:p>
      <text:p text:style-name="P1">Job [1] (8324) stopped by signal 20</text:p>
      <text:p text:style-name="P1">tsh&gt; jobs</text:p>
      <text:p text:style-name="P1">[1] (8324) Stopped ./mysplit 4 </text:p>
      <text:p text:style-name="P1">tsh&gt; /bin/ps a</text:p>
      <text:p text:style-name="P1"><text:s text:c="2"/>PID TTY <text:s text:c="5"/>STAT <text:s text:c="2"/>TIME COMMAND</text:p>
      <text:p text:style-name="P1"><text:s/>1015 tty4 <text:s text:c="4"/>Ss+ <text:s text:c="3"/>0:00 /sbin/getty -8 38400 tty4</text:p>
      <text:p text:style-name="P1"><text:s/>1018 tty5 <text:s text:c="4"/>Ss+ <text:s text:c="3"/>0:00 /sbin/getty -8 38400 tty5</text:p>
      <text:p text:style-name="P1"><text:s/>1027 tty2 <text:s text:c="4"/>Ss+ <text:s text:c="3"/>0:00 /sbin/getty -8 38400 tty2</text:p>
      <text:p text:style-name="P1"><text:s/>1028 tty3 <text:s text:c="4"/>Ss+ <text:s text:c="3"/>0:00 /sbin/getty -8 38400 tty3</text:p>
      <text:p text:style-name="P1"><text:s/>1031 tty6 <text:s text:c="4"/>Ss+ <text:s text:c="3"/>0:00 /sbin/getty -8 38400 tty6</text:p>
      <text:p text:style-name="P1"><text:s/>1263 tty7 <text:s text:c="4"/>Ssl+ <text:s text:c="2"/>5:16 /usr/bin/X -core :0 -seat seat0 -auth /var/run/lightdm/root/:0 -nolisten tcp vt7 -novtswitch</text:p>
      <text:p text:style-name="P1"><text:s/>1621 tty1 <text:s text:c="4"/>Ss+ <text:s text:c="3"/>0:00 /sbin/getty -8 38400 tty1</text:p>
      <text:p text:style-name="P1"><text:s/>7535 pts/0 <text:s text:c="3"/>Ss+ <text:s text:c="3"/>0:00 /bin/bash</text:p>
      <text:p text:style-name="P1"><text:s/>8127 pts/3 <text:s text:c="3"/>Ss <text:s text:c="4"/>0:00 bash</text:p>
      <text:p text:style-name="P1"><text:s/>8319 pts/3 <text:s text:c="3"/>S+ <text:s text:c="4"/>0:00 make rtest13</text:p>
      <text:p text:style-name="P1"><text:s/>8320 pts/3 <text:s text:c="3"/>S+ <text:s text:c="4"/>0:00 /bin/sh -c ./sdriver.pl -t trace13.txt -s ./tshref -a "-p"</text:p>
      <text:p text:style-name="P1"><text:s/>8321 pts/3 <text:s text:c="3"/>S+ <text:s text:c="4"/>0:00 /usr/bin/perl ./sdriver.pl -t trace13.txt -s ./tshref -a -p</text:p>
      <text:p text:style-name="P1"><text:s/>8322 pts/3 <text:s text:c="3"/>S+ <text:s text:c="4"/>0:00 ./tshref -p</text:p>
      <text:p text:style-name="P1"><text:s/>8324 pts/3 <text:s text:c="3"/>T <text:s text:c="5"/>0:00 ./mysplit 4</text:p>
      <text:p text:style-name="P1"><text:s/>8325 pts/3 <text:s text:c="3"/>T <text:s text:c="5"/>0:00 ./mysplit 4</text:p>
      <text:p text:style-name="P1"><text:s/>8328 pts/3 <text:s text:c="3"/>R <text:s text:c="5"/>0:00 /bin/ps a</text:p>
      <text:p text:style-name="P1"><text:soft-page-break/>tsh&gt; fg %1</text:p>
      <text:p text:style-name="P1">tsh&gt; /bin/ps a</text:p>
      <text:p text:style-name="P1"><text:s text:c="2"/>PID TTY <text:s text:c="5"/>STAT <text:s text:c="2"/>TIME COMMAND</text:p>
      <text:p text:style-name="P1"><text:s/>1015 tty4 <text:s text:c="4"/>Ss+ <text:s text:c="3"/>0:00 /sbin/getty -8 38400 tty4</text:p>
      <text:p text:style-name="P1"><text:s/>1018 tty5 <text:s text:c="4"/>Ss+ <text:s text:c="3"/>0:00 /sbin/getty -8 38400 tty5</text:p>
      <text:p text:style-name="P1"><text:s/>1027 tty2 <text:s text:c="4"/>Ss+ <text:s text:c="3"/>0:00 /sbin/getty -8 38400 tty2</text:p>
      <text:p text:style-name="P1"><text:s/>1028 tty3 <text:s text:c="4"/>Ss+ <text:s text:c="3"/>0:00 /sbin/getty -8 38400 tty3</text:p>
      <text:p text:style-name="P1"><text:s/>1031 tty6 <text:s text:c="4"/>Ss+ <text:s text:c="3"/>0:00 /sbin/getty -8 38400 tty6</text:p>
      <text:p text:style-name="P1"><text:s/>1263 tty7 <text:s text:c="4"/>Ssl+ <text:s text:c="2"/>5:16 /usr/bin/X -core :0 -seat seat0 -auth /var/run/lightdm/root/:0 -nolisten tcp vt7 -novtswitch</text:p>
      <text:p text:style-name="P1"><text:s/>1621 tty1 <text:s text:c="4"/>Ss+ <text:s text:c="3"/>0:00 /sbin/getty -8 38400 tty1</text:p>
      <text:p text:style-name="P1"><text:s/>7535 pts/0 <text:s text:c="3"/>Ss+ <text:s text:c="3"/>0:00 /bin/bash</text:p>
      <text:p text:style-name="P1"><text:s/>8127 pts/3 <text:s text:c="3"/>Ss <text:s text:c="4"/>0:00 bash</text:p>
      <text:p text:style-name="P1"><text:s/>8319 pts/3 <text:s text:c="3"/>S+ <text:s text:c="4"/>0:00 make rtest13</text:p>
      <text:p text:style-name="P1"><text:s/>8320 pts/3 <text:s text:c="3"/>S+ <text:s text:c="4"/>0:00 /bin/sh -c ./sdriver.pl -t trace13.txt -s ./tshref -a "-p"</text:p>
      <text:p text:style-name="P1"><text:s/>8321 pts/3 <text:s text:c="3"/>S+ <text:s text:c="4"/>0:00 /usr/bin/perl ./sdriver.pl -t trace13.txt -s ./tshref -a -p</text:p>
      <text:p text:style-name="P1"><text:s/>8322 pts/3 <text:s text:c="3"/>S+ <text:s text:c="4"/>0:00 ./tshref -p</text:p>
      <text:p text:style-name="P1"><text:s/>8332 pts/3 <text:s text:c="3"/>R <text:s text:c="5"/>0:00 /bin/ps a</text:p>
      <text:p text:style-name="P1">jihe7875@csel-cls-17:~/Homework/2400/ShellLab/shlab-handout$ make rtest14</text:p>
      <text:p text:style-name="P1">./sdriver.pl -t trace14.txt -s ./tshref -a "-p"</text:p>
      <text:p text:style-name="P1">#</text:p>
      <text:p text:style-name="P1"># trace14.txt - Simple error handling</text:p>
      <text:p text:style-name="P1">#</text:p>
      <text:p text:style-name="P1">tsh&gt; ./bogus</text:p>
      <text:p text:style-name="P1">./bogus: Command not found</text:p>
      <text:p text:style-name="P1">tsh&gt; ./myspin 4 &amp;</text:p>
      <text:p text:style-name="P1">[1] (8340) ./myspin 4 &amp;</text:p>
      <text:p text:style-name="P1">tsh&gt; fg</text:p>
      <text:p text:style-name="P1">fg command requires PID or %jobid argument</text:p>
      <text:p text:style-name="P1">tsh&gt; bg</text:p>
      <text:p text:style-name="P1">bg command requires PID or %jobid argument</text:p>
      <text:p text:style-name="P1">tsh&gt; fg a</text:p>
      <text:p text:style-name="P1">fg: argument must be a PID or %jobid</text:p>
      <text:p text:style-name="P1">tsh&gt; bg a</text:p>
      <text:p text:style-name="P1">bg: argument must be a PID or %jobid</text:p>
      <text:p text:style-name="P1">tsh&gt; fg 9999999</text:p>
      <text:p text:style-name="P1">(9999999): No such process</text:p>
      <text:p text:style-name="P1">tsh&gt; bg 9999999</text:p>
      <text:p text:style-name="P1">(9999999): No such process</text:p>
      <text:p text:style-name="P1">tsh&gt; fg %2</text:p>
      <text:p text:style-name="P1">%2: No such job</text:p>
      <text:p text:style-name="P1">tsh&gt; fg %1</text:p>
      <text:p text:style-name="P1">Job [1] (8340) stopped by signal 20</text:p>
      <text:p text:style-name="P1">tsh&gt; bg %2</text:p>
      <text:p text:style-name="P1">%2: No such job</text:p>
      <text:p text:style-name="P1">tsh&gt; bg %1</text:p>
      <text:p text:style-name="P1">[1] (8340) ./myspin 4 &amp;</text:p>
      <text:p text:style-name="P1">tsh&gt; jobs</text:p>
      <text:p text:style-name="P1">[1] (8340) Running ./myspin 4 &amp;</text:p>
      <text:p text:style-name="P1"><text:soft-page-break/>^[[Ajihe7875@csel-cls-17:~/Homework/2400/ShellLab/shlab-handout$ make rtest15</text:p>
      <text:p text:style-name="P1">./sdriver.pl -t trace15.txt -s ./tshref -a "-p"</text:p>
      <text:p text:style-name="P1">#</text:p>
      <text:p text:style-name="P1"># trace15.txt - Putting it all together</text:p>
      <text:p text:style-name="P1">#</text:p>
      <text:p text:style-name="P1">tsh&gt; ./bogus</text:p>
      <text:p text:style-name="P1">./bogus: Command not found</text:p>
      <text:p text:style-name="P1">tsh&gt; ./myspin 10</text:p>
      <text:p text:style-name="P1">Job [1] (8359) terminated by signal 2</text:p>
      <text:p text:style-name="P1">tsh&gt; ./myspin 3 &amp;</text:p>
      <text:p text:style-name="P1">[1] (8361) ./myspin 3 &amp;</text:p>
      <text:p text:style-name="P1">tsh&gt; ./myspin 4 &amp;</text:p>
      <text:p text:style-name="P1">[2] (8363) ./myspin 4 &amp;</text:p>
      <text:p text:style-name="P1">tsh&gt; jobs</text:p>
      <text:p text:style-name="P1">[1] (8361) Running ./myspin 3 &amp;</text:p>
      <text:p text:style-name="P1">[2] (8363) Running ./myspin 4 &amp;</text:p>
      <text:p text:style-name="P1">tsh&gt; fg %1</text:p>
      <text:p text:style-name="P1">Job [1] (8361) stopped by signal 20</text:p>
      <text:p text:style-name="P1">tsh&gt; jobs</text:p>
      <text:p text:style-name="P1">[1] (8361) Stopped ./myspin 3 &amp;</text:p>
      <text:p text:style-name="P1">[2] (8363) Running ./myspin 4 &amp;</text:p>
      <text:p text:style-name="P1">tsh&gt; bg %3</text:p>
      <text:p text:style-name="P1">%3: No such job</text:p>
      <text:p text:style-name="P1">tsh&gt; bg %1</text:p>
      <text:p text:style-name="P1">[1] (8361) ./myspin 3 &amp;</text:p>
      <text:p text:style-name="P1">tsh&gt; jobs</text:p>
      <text:p text:style-name="P1">[1] (8361) Running ./myspin 3 &amp;</text:p>
      <text:p text:style-name="P1">[2] (8363) Running ./myspin 4 &amp;</text:p>
      <text:p text:style-name="P1">tsh&gt; fg %1</text:p>
      <text:p text:style-name="P1">tsh&gt; quit</text:p>
      <text:p text:style-name="P1">jihe7875@csel-cls-17:~/Homework/2400/ShellLab/shlab-handout$ make rtest16</text:p>
      <text:p text:style-name="P1">./sdriver.pl -t trace16.txt -s ./tshref -a "-p"</text:p>
      <text:p text:style-name="P1">#</text:p>
      <text:p text:style-name="P1"># trace16.txt - Tests whether the shell can handle SIGTSTP and SIGINT</text:p>
      <text:p text:style-name="P1"># <text:s text:c="4"/>signals that come from other processes instead of the terminal.</text:p>
      <text:p text:style-name="P1">#</text:p>
      <text:p text:style-name="P1">tsh&gt; ./mystop 2</text:p>
      <text:p text:style-name="P1">Job [1] (8377) stopped by signal 20</text:p>
      <text:p text:style-name="P1">tsh&gt; jobs</text:p>
      <text:p text:style-name="P1">[1] (8377) Stopped ./mystop 2</text:p>
      <text:p text:style-name="P1">tsh&gt; ./myint 2</text:p>
      <text:p text:style-name="P1">Job [2] (8380) terminated by signal 2</text:p>
      <text:p text:style-name="P1">jihe7875@csel-cls-17:~/Homework/2400/ShellLab/shlab-handout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22:47:20.639867494</meta:creation-date>
    <dc:date>2015-04-20T23:27:51.828894052</dc:date>
    <meta:editing-duration>PT8M25S</meta:editing-duration>
    <meta:editing-cycles>1</meta:editing-cycles>
    <meta:document-statistic meta:table-count="0" meta:image-count="0" meta:object-count="0" meta:page-count="6" meta:paragraph-count="283" meta:word-count="1458" meta:character-count="10187" meta:non-whitespace-character-count="8062"/>
    <meta:generator>LibreOffice/4.2.7.2$Linux_X86_64 LibreOffice_project/420m0$Build-2</meta:generator>
  </office:meta>
</office:document-meta>
</file>